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61AF4732AAE0AF0C0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1" style:family="table-row">
      <style:table-row-properties style:min-row-height="21.43mm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style:font-name="Ubuntu" fo:font-size="10.5pt"/>
    </style:style>
    <style:style style:name="T2" style:family="text">
      <style:text-properties style:font-name="Ubuntu" fo:font-size="10.5pt" officeooo:rsid="0020a2c0"/>
    </style:style>
    <style:style style:name="T3" style:family="text">
      <style:text-properties style:font-name="Ubuntu" fo:font-size="10.5pt" officeooo:rsid="00219d89"/>
    </style:style>
    <style:style style:name="T4" style:family="text">
      <style:text-properties officeooo:rsid="001ef8c6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F4732AAE0AF0C0E2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1.0<text:span text:style-name="T4">2</text:span> – <text:span text:style-name="T1">0</text:span><text:span text:style-name="T3">8</text:span>/20<text:span text:style-name="T1">20</text:span>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0" meta:character-count="130" meta:non-whitespace-character-count="115"/>
    <meta:user-defined meta:name="WebPublish_HTML_Profile">EEZ (HTML)</meta:user-defined>
  </office:meta>
</office:document-meta>
</file>